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6) rotate (-1.55281943549936) translate (6.77693445108058cm 3.6843005485883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5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7.1094573185944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84379383480159cm 3.0401875027825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1) rotate (-2.1556561591382) translate (4.09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7.109706971542cm 3.1983621593124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2) rotate (-2.15687788961459) translate (3.8523068098942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57cm" svg:height="1.46cm" draw:transform="rotate (-0.386066830541146) translate (5.1673266321704cm 1.358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7) rotate (-2.15652882376419) translate (6.22487363820881cm 1.5451954926457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5) rotate (-2.15705242253979) translate (5.4374725199636cm 2.3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1:57.283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